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cm"/>
    </style:style>
    <style:style style:name="co2" style:family="table-column">
      <style:table-column-properties fo:break-before="auto" style:column-width="1.732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cc99" style:diagonal-bl-tr="none" style:diagonal-tl-br="none" fo:border="none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99cc99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transparent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cc99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0.088cm solid #333333" style:diagonal-bl-tr="none" style:diagonal-tl-br="none" fo:border-left="none" fo:padding-bottom="0.035cm" fo:padding-left="0.136cm" fo:padding-right="0.035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088cm solid #336600" style:diagonal-bl-tr="none" style:diagonal-tl-br="none" fo:border-left="none" fo:padding-bottom="0.035cm" fo:padding-left="0.136cm" fo:padding-right="0.035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ffcc99" style:diagonal-bl-tr="none" style:diagonal-tl-br="none" fo:border="none" fo:padding-bottom="0.035cm" fo:padding-left="0.136cm" fo:padding-right="0.035cm" fo:padding-top="0.035cm" style:rotation-align="none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ffcc99" fo:padding-bottom="0.035cm" fo:padding-left="0.136cm" fo:padding-right="0.035cm" fo:padding-top="0.035cm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088cm solid #333333" style:diagonal-bl-tr="none" style:diagonal-tl-br="none" fo:border-left="none" fo:padding-bottom="0.035cm" fo:padding-left="0.136cm" fo:padding-right="0.035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6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-bottom="0.035cm" fo:padding-left="0.035cm" fo:padding-right="0.136cm" fo:padding-top="0.035cm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Percent">
      <style:table-cell-properties style:glyph-orientation-vertical="0" fo:border-bottom="0.088cm solid #333333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-bottom="0.035cm" fo:padding-left="0.035cm" fo:padding-right="0.136cm" fo:padding-top="0.035cm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fcc99" style:diagonal-bl-tr="none" style:diagonal-tl-br="none" fo:border="none" fo:padding-bottom="0.035cm" fo:padding-left="0.035cm" fo:padding-right="0.136cm" fo:padding-top="0.035cm" style:rotation-align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fcc99" fo:padding-bottom="0.035cm" fo:padding-left="0.035cm" fo:padding-right="0.136cm" fo:padding-top="0.035cm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order-bottom="0.088cm solid #333333" style:diagonal-bl-tr="none" style:diagonal-tl-br="none" fo:border-left="none" fo:padding-bottom="0.035cm" fo:padding-left="0.035cm" fo:padding-right="0.136cm" fo:padding-top="0.035cm" fo:border-right="none" style:rotation-align="none" fo:border-top="none" style:vertical-align="middle"/>
      <style:text-properties fo:color="#33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shadow="hidden" draw:shadow-color="#dddddd" draw:shadow-opacity="7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<text:s/></text:p>
          </table:table-cell>
          <table:table-cell table:style-name="ce1" table:number-columns-repeated="8"/>
        </table:table-row>
        <table:table-row table:style-name="ro2">
          <table:table-cell/>
          <table:table-cell table:style-name="ce2" office:value-type="string">
            <text:p>Fase</text:p>
          </table:table-cell>
          <table:table-cell table:style-name="ce2" office:value-type="string">
            <text:p>Proceso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Duración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Completado</text:p>
          </table:table-cell>
          <table:table-cell table:style-name="ce2" office:value-type="string">
            <text:p>Pendiente</text:p>
          </table:table-cell>
          <table:table-cell table:style-name="ce2" office:value-type="string">
            <text:p>Realizado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4">
            <text:p>Fase 1</text:p>
          </table:table-cell>
          <table:table-cell table:style-name="ce10" office:value-type="string">
            <text:p>Proceso 1</text:p>
          </table:table-cell>
          <table:table-cell table:style-name="ce14" office:value-type="date" office:date-value="2015-01-15">
            <text:p>15/01/2015</text:p>
          </table:table-cell>
          <table:table-cell table:style-name="ce18" office:value-type="float" office:value="12">
            <text:p>12</text:p>
          </table:table-cell>
          <table:table-cell table:style-name="ce14" table:formula="of:=[.D3]+[.E3]" office:value-type="date" office:date-value="2015-01-27">
            <text:p>27/01/2015</text:p>
          </table:table-cell>
          <table:table-cell table:style-name="ce22" office:value-type="percentage" office:value="1">
            <text:p>100%</text:p>
          </table:table-cell>
          <table:table-cell table:style-name="ce25" table:formula="of:=[.E3]-[.I3]" office:value-type="float" office:value="0">
            <text:p>0,00</text:p>
          </table:table-cell>
          <table:table-cell table:style-name="ce25" table:formula="of:=[.G3]*[.E3]" office:value-type="float" office:value="12">
            <text:p>12,0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2</text:p>
          </table:table-cell>
          <table:table-cell table:style-name="ce15" table:formula="of:=[.F3]+1" office:value-type="date" office:date-value="2015-01-28">
            <text:p>28/01/2015</text:p>
          </table:table-cell>
          <table:table-cell table:style-name="ce19" office:value-type="float" office:value="15">
            <text:p>15</text:p>
          </table:table-cell>
          <table:table-cell table:style-name="ce15" table:formula="of:=[.D4]+[.E4]" office:value-type="date" office:date-value="2015-02-12">
            <text:p>12/02/2015</text:p>
          </table:table-cell>
          <table:table-cell table:style-name="ce23" office:value-type="percentage" office:value="0.8">
            <text:p>80%</text:p>
          </table:table-cell>
          <table:table-cell table:style-name="ce26" table:formula="of:=[.E4]-[.I4]" office:value-type="float" office:value="3">
            <text:p>3,00</text:p>
          </table:table-cell>
          <table:table-cell table:style-name="ce26" table:formula="of:=[.G4]*[.E4]" office:value-type="float" office:value="12">
            <text:p>12,00</text:p>
          </table:table-cell>
        </table:table-row>
        <table:table-row table:style-name="ro2">
          <table:table-cell/>
          <table:covered-table-cell table:style-name="ce5"/>
          <table:table-cell table:style-name="ce12" office:value-type="string">
            <text:p>Proceso 3</text:p>
          </table:table-cell>
          <table:table-cell table:style-name="ce16" table:formula="of:=[.F4]+1" office:value-type="date" office:date-value="2015-02-13">
            <text:p>13/02/2015</text:p>
          </table:table-cell>
          <table:table-cell table:style-name="ce20" office:value-type="float" office:value="12">
            <text:p>12</text:p>
          </table:table-cell>
          <table:table-cell table:style-name="ce16" table:formula="of:=[.D5]+[.E5]" office:value-type="date" office:date-value="2015-02-25">
            <text:p>25/02/2015</text:p>
          </table:table-cell>
          <table:table-cell table:style-name="ce22" office:value-type="percentage" office:value="0.4">
            <text:p>40%</text:p>
          </table:table-cell>
          <table:table-cell table:style-name="ce27" table:formula="of:=[.E5]-[.I5]" office:value-type="float" office:value="7.2">
            <text:p>7,20</text:p>
          </table:table-cell>
          <table:table-cell table:style-name="ce27" table:formula="of:=[.G5]*[.E5]" office:value-type="float" office:value="4.8">
            <text:p>4,8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4</text:p>
          </table:table-cell>
          <table:table-cell table:style-name="ce15" table:formula="of:=[.F5]+1" office:value-type="date" office:date-value="2015-02-26">
            <text:p>26/02/2015</text:p>
          </table:table-cell>
          <table:table-cell table:style-name="ce19" office:value-type="float" office:value="14">
            <text:p>14</text:p>
          </table:table-cell>
          <table:table-cell table:style-name="ce15" table:formula="of:=[.D6]+[.E6]" office:value-type="date" office:date-value="2015-03-12">
            <text:p>12/03/2015</text:p>
          </table:table-cell>
          <table:table-cell table:style-name="ce23" office:value-type="percentage" office:value="0.1">
            <text:p>10%</text:p>
          </table:table-cell>
          <table:table-cell table:style-name="ce26" table:formula="of:=[.E6]-[.I6]" office:value-type="float" office:value="12.6">
            <text:p>12,60</text:p>
          </table:table-cell>
          <table:table-cell table:style-name="ce26" table:formula="of:=[.G6]*[.E6]" office:value-type="float" office:value="1.4">
            <text:p>1,40</text:p>
          </table:table-cell>
        </table:table-row>
        <table:table-row table:style-name="ro2">
          <table:table-cell/>
          <table:table-cell table:style-name="ce6" office:value-type="string" table:number-columns-spanned="1" table:number-rows-spanned="4">
            <text:p>Fase 2</text:p>
          </table:table-cell>
          <table:table-cell table:style-name="ce12" office:value-type="string">
            <text:p>Proceso 1</text:p>
          </table:table-cell>
          <table:table-cell table:style-name="ce16" office:value-type="date" office:date-value="2015-02-21">
            <text:p>21/02/2015</text:p>
          </table:table-cell>
          <table:table-cell table:style-name="ce20" office:value-type="float" office:value="17">
            <text:p>17</text:p>
          </table:table-cell>
          <table:table-cell table:style-name="ce16" table:formula="of:=[.D7]+[.E7]" office:value-type="date" office:date-value="2015-03-10">
            <text:p>10/03/2015</text:p>
          </table:table-cell>
          <table:table-cell table:style-name="ce22" office:value-type="percentage" office:value="0.05">
            <text:p>5%</text:p>
          </table:table-cell>
          <table:table-cell table:style-name="ce27" table:formula="of:=[.E7]-[.I7]" office:value-type="float" office:value="16.15">
            <text:p>16,15</text:p>
          </table:table-cell>
          <table:table-cell table:style-name="ce27" table:formula="of:=[.G7]*[.E7]" office:value-type="float" office:value="0.85">
            <text:p>0,85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2</text:p>
          </table:table-cell>
          <table:table-cell table:style-name="ce15" table:formula="of:=[.F7]+1" office:value-type="date" office:date-value="2015-03-11">
            <text:p>11/03/2015</text:p>
          </table:table-cell>
          <table:table-cell table:style-name="ce19" office:value-type="float" office:value="16">
            <text:p>16</text:p>
          </table:table-cell>
          <table:table-cell table:style-name="ce15" table:formula="of:=[.D8]+[.E8]" office:value-type="date" office:date-value="2015-03-27">
            <text:p>27/03/2015</text:p>
          </table:table-cell>
          <table:table-cell table:style-name="ce23" office:value-type="percentage" office:value="0">
            <text:p>0%</text:p>
          </table:table-cell>
          <table:table-cell table:style-name="ce26" table:formula="of:=[.E8]-[.I8]" office:value-type="float" office:value="16">
            <text:p>16,00</text:p>
          </table:table-cell>
          <table:table-cell table:style-name="ce26" table:formula="of:=[.G8]*[.E8]" office:value-type="float" office:value="0">
            <text:p>0,00</text:p>
          </table:table-cell>
        </table:table-row>
        <table:table-row table:style-name="ro2">
          <table:table-cell/>
          <table:covered-table-cell table:style-name="ce5"/>
          <table:table-cell table:style-name="ce12" office:value-type="string">
            <text:p>Proceso 3</text:p>
          </table:table-cell>
          <table:table-cell table:style-name="ce16" table:formula="of:=[.F8]+1" office:value-type="date" office:date-value="2015-03-28">
            <text:p>28/03/2015</text:p>
          </table:table-cell>
          <table:table-cell table:style-name="ce20" office:value-type="float" office:value="6">
            <text:p>6</text:p>
          </table:table-cell>
          <table:table-cell table:style-name="ce16" table:formula="of:=[.D9]+[.E9]" office:value-type="date" office:date-value="2015-04-03">
            <text:p>03/04/2015</text:p>
          </table:table-cell>
          <table:table-cell table:style-name="ce22" office:value-type="percentage" office:value="0">
            <text:p>0%</text:p>
          </table:table-cell>
          <table:table-cell table:style-name="ce27" table:formula="of:=[.E9]-[.I9]" office:value-type="float" office:value="6">
            <text:p>6,00</text:p>
          </table:table-cell>
          <table:table-cell table:style-name="ce27" table:formula="of:=[.G9]*[.E9]" office:value-type="float" office:value="0">
            <text:p>0,0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4</text:p>
          </table:table-cell>
          <table:table-cell table:style-name="ce15" table:formula="of:=[.F9]+1" office:value-type="date" office:date-value="2015-04-04">
            <text:p>04/04/2015</text:p>
          </table:table-cell>
          <table:table-cell table:style-name="ce19" office:value-type="float" office:value="10">
            <text:p>10</text:p>
          </table:table-cell>
          <table:table-cell table:style-name="ce15" table:formula="of:=[.D10]+[.E10]" office:value-type="date" office:date-value="2015-04-14">
            <text:p>14/04/2015</text:p>
          </table:table-cell>
          <table:table-cell table:style-name="ce23" office:value-type="percentage" office:value="0">
            <text:p>0%</text:p>
          </table:table-cell>
          <table:table-cell table:style-name="ce26" table:formula="of:=[.E10]-[.I10]" office:value-type="float" office:value="10">
            <text:p>10,00</text:p>
          </table:table-cell>
          <table:table-cell table:style-name="ce26" table:formula="of:=[.G10]*[.E10]" office:value-type="float" office:value="0">
            <text:p>0,00</text:p>
          </table:table-cell>
        </table:table-row>
        <table:table-row table:style-name="ro2">
          <table:table-cell/>
          <table:table-cell table:style-name="ce7" office:value-type="string" table:number-columns-spanned="1" table:number-rows-spanned="4">
            <text:p>Fase 3</text:p>
          </table:table-cell>
          <table:table-cell table:style-name="ce12" office:value-type="string">
            <text:p>Proceso 1</text:p>
          </table:table-cell>
          <table:table-cell table:style-name="ce16" office:value-type="date" office:date-value="2015-03-20">
            <text:p>20/03/2015</text:p>
          </table:table-cell>
          <table:table-cell table:style-name="ce20" office:value-type="float" office:value="5">
            <text:p>5</text:p>
          </table:table-cell>
          <table:table-cell table:style-name="ce16" table:formula="of:=[.D11]+[.E11]" office:value-type="date" office:date-value="2015-03-25">
            <text:p>25/03/2015</text:p>
          </table:table-cell>
          <table:table-cell table:style-name="ce22" office:value-type="percentage" office:value="0">
            <text:p>0%</text:p>
          </table:table-cell>
          <table:table-cell table:style-name="ce27" table:formula="of:=[.E11]-[.I11]" office:value-type="float" office:value="5">
            <text:p>5,00</text:p>
          </table:table-cell>
          <table:table-cell table:style-name="ce27" table:formula="of:=[.G11]*[.E11]" office:value-type="float" office:value="0">
            <text:p>0,0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2</text:p>
          </table:table-cell>
          <table:table-cell table:style-name="ce15" table:formula="of:=[.F11]+1" office:value-type="date" office:date-value="2015-03-26">
            <text:p>26/03/2015</text:p>
          </table:table-cell>
          <table:table-cell table:style-name="ce19" office:value-type="float" office:value="4">
            <text:p>4</text:p>
          </table:table-cell>
          <table:table-cell table:style-name="ce15" table:formula="of:=[.D12]+[.E12]" office:value-type="date" office:date-value="2015-03-30">
            <text:p>30/03/2015</text:p>
          </table:table-cell>
          <table:table-cell table:style-name="ce23" office:value-type="percentage" office:value="0">
            <text:p>0%</text:p>
          </table:table-cell>
          <table:table-cell table:style-name="ce26" table:formula="of:=[.E12]-[.I12]" office:value-type="float" office:value="4">
            <text:p>4,00</text:p>
          </table:table-cell>
          <table:table-cell table:style-name="ce26" table:formula="of:=[.G12]*[.E12]" office:value-type="float" office:value="0">
            <text:p>0,00</text:p>
          </table:table-cell>
        </table:table-row>
        <table:table-row table:style-name="ro2">
          <table:table-cell/>
          <table:covered-table-cell table:style-name="ce5"/>
          <table:table-cell table:style-name="ce12" office:value-type="string">
            <text:p>Proceso 3</text:p>
          </table:table-cell>
          <table:table-cell table:style-name="ce16" table:formula="of:=[.F12]+1" office:value-type="date" office:date-value="2015-03-31">
            <text:p>31/03/2015</text:p>
          </table:table-cell>
          <table:table-cell table:style-name="ce20" office:value-type="float" office:value="3">
            <text:p>3</text:p>
          </table:table-cell>
          <table:table-cell table:style-name="ce16" table:formula="of:=[.D13]+[.E13]" office:value-type="date" office:date-value="2015-04-03">
            <text:p>03/04/2015</text:p>
          </table:table-cell>
          <table:table-cell table:style-name="ce22" office:value-type="percentage" office:value="0">
            <text:p>0%</text:p>
          </table:table-cell>
          <table:table-cell table:style-name="ce27" table:formula="of:=[.E13]-[.I13]" office:value-type="float" office:value="3">
            <text:p>3,00</text:p>
          </table:table-cell>
          <table:table-cell table:style-name="ce27" table:formula="of:=[.G13]*[.E13]" office:value-type="float" office:value="0">
            <text:p>0,0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4</text:p>
          </table:table-cell>
          <table:table-cell table:style-name="ce15" table:formula="of:=[.F13]+1" office:value-type="date" office:date-value="2015-04-04">
            <text:p>04/04/2015</text:p>
          </table:table-cell>
          <table:table-cell table:style-name="ce19" office:value-type="float" office:value="9">
            <text:p>9</text:p>
          </table:table-cell>
          <table:table-cell table:style-name="ce15" table:formula="of:=[.D14]+[.E14]" office:value-type="date" office:date-value="2015-04-13">
            <text:p>13/04/2015</text:p>
          </table:table-cell>
          <table:table-cell table:style-name="ce23" office:value-type="percentage" office:value="0">
            <text:p>0%</text:p>
          </table:table-cell>
          <table:table-cell table:style-name="ce26" table:formula="of:=[.E14]-[.I14]" office:value-type="float" office:value="9">
            <text:p>9,00</text:p>
          </table:table-cell>
          <table:table-cell table:style-name="ce26" table:formula="of:=[.G14]*[.E14]" office:value-type="float" office:value="0">
            <text:p>0,00</text:p>
          </table:table-cell>
        </table:table-row>
        <table:table-row table:style-name="ro2">
          <table:table-cell/>
          <table:table-cell table:style-name="ce8" office:value-type="string" table:number-columns-spanned="1" table:number-rows-spanned="4">
            <text:p>Fase 4</text:p>
          </table:table-cell>
          <table:table-cell table:style-name="ce12" office:value-type="string">
            <text:p>Proceso 1</text:p>
          </table:table-cell>
          <table:table-cell table:style-name="ce16" office:value-type="date" office:date-value="2015-02-24">
            <text:p>24/02/2015</text:p>
          </table:table-cell>
          <table:table-cell table:style-name="ce20" office:value-type="float" office:value="11">
            <text:p>11</text:p>
          </table:table-cell>
          <table:table-cell table:style-name="ce16" table:formula="of:=[.D15]+[.E15]" office:value-type="date" office:date-value="2015-03-07">
            <text:p>07/03/2015</text:p>
          </table:table-cell>
          <table:table-cell table:style-name="ce22" office:value-type="percentage" office:value="0.1">
            <text:p>10%</text:p>
          </table:table-cell>
          <table:table-cell table:style-name="ce27" table:formula="of:=[.E15]-[.I15]" office:value-type="float" office:value="9.9">
            <text:p>9,90</text:p>
          </table:table-cell>
          <table:table-cell table:style-name="ce27" table:formula="of:=[.G15]*[.E15]" office:value-type="float" office:value="1.1">
            <text:p>1,10</text:p>
          </table:table-cell>
        </table:table-row>
        <table:table-row table:style-name="ro2">
          <table:table-cell/>
          <table:covered-table-cell table:style-name="ce4"/>
          <table:table-cell table:style-name="ce11" office:value-type="string">
            <text:p>Proceso 2</text:p>
          </table:table-cell>
          <table:table-cell table:style-name="ce15" office:value-type="date" office:date-value="2015-03-15">
            <text:p>15/03/2015</text:p>
          </table:table-cell>
          <table:table-cell table:style-name="ce19" office:value-type="float" office:value="7">
            <text:p>7</text:p>
          </table:table-cell>
          <table:table-cell table:style-name="ce15" table:formula="of:=[.D16]+[.E16]" office:value-type="date" office:date-value="2015-03-22">
            <text:p>22/03/2015</text:p>
          </table:table-cell>
          <table:table-cell table:style-name="ce23" office:value-type="percentage" office:value="0">
            <text:p>0%</text:p>
          </table:table-cell>
          <table:table-cell table:style-name="ce26" table:formula="of:=[.E16]-[.I16]" office:value-type="float" office:value="7">
            <text:p>7,00</text:p>
          </table:table-cell>
          <table:table-cell table:style-name="ce26" table:formula="of:=[.G16]*[.E16]" office:value-type="float" office:value="0">
            <text:p>0,00</text:p>
          </table:table-cell>
        </table:table-row>
        <table:table-row table:style-name="ro2">
          <table:table-cell/>
          <table:covered-table-cell table:style-name="ce5"/>
          <table:table-cell table:style-name="ce12" office:value-type="string">
            <text:p>Proceso 3</text:p>
          </table:table-cell>
          <table:table-cell table:style-name="ce16" table:formula="of:=[.F16]+1" office:value-type="date" office:date-value="2015-03-23">
            <text:p>23/03/2015</text:p>
          </table:table-cell>
          <table:table-cell table:style-name="ce20" office:value-type="float" office:value="6">
            <text:p>6</text:p>
          </table:table-cell>
          <table:table-cell table:style-name="ce16" table:formula="of:=[.D17]+[.E17]" office:value-type="date" office:date-value="2015-03-29">
            <text:p>29/03/2015</text:p>
          </table:table-cell>
          <table:table-cell table:style-name="ce22" office:value-type="percentage" office:value="0">
            <text:p>0%</text:p>
          </table:table-cell>
          <table:table-cell table:style-name="ce27" table:formula="of:=[.E17]-[.I17]" office:value-type="float" office:value="6">
            <text:p>6,00</text:p>
          </table:table-cell>
          <table:table-cell table:style-name="ce27" table:formula="of:=[.G17]*[.E17]" office:value-type="float" office:value="0">
            <text:p>0,00</text:p>
          </table:table-cell>
        </table:table-row>
        <table:table-row table:style-name="ro2">
          <table:table-cell/>
          <table:covered-table-cell table:style-name="ce9"/>
          <table:table-cell table:style-name="ce13" office:value-type="string">
            <text:p>Proceso 4</text:p>
          </table:table-cell>
          <table:table-cell table:style-name="ce17" table:formula="of:=[.F17]+1" office:value-type="date" office:date-value="2015-03-30">
            <text:p>30/03/2015</text:p>
          </table:table-cell>
          <table:table-cell table:style-name="ce21" office:value-type="float" office:value="25">
            <text:p>25</text:p>
          </table:table-cell>
          <table:table-cell table:style-name="ce17" table:formula="of:=[.D18]+[.E18]" office:value-type="date" office:date-value="2015-04-24">
            <text:p>24/04/2015</text:p>
          </table:table-cell>
          <table:table-cell table:style-name="ce24" office:value-type="percentage" office:value="0">
            <text:p>0%</text:p>
          </table:table-cell>
          <table:table-cell table:style-name="ce28" table:formula="of:=[.E18]-[.I18]" office:value-type="float" office:value="25">
            <text:p>25,00</text:p>
          </table:table-cell>
          <table:table-cell table:style-name="ce28" table:formula="of:=[.G18]*[.E18]" office:value-type="float" office:value="0">
            <text:p>0,00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<text:s/></text:p>
          </table:table-cell>
          <table:table-cell>
            <draw:frame table:end-cell-address="Datos.O50" table:end-x="2.179cm" table:end-y="0.13cm" draw:z-index="0" draw:style-name="gr1" draw:text-style-name="P1" svg:width="30.509cm" svg:height="14.914cm" svg:x="0.087cm" svg:y="0.147cm">
              <draw:object draw:notify-on-update-of-ranges="Datos.A3:Datos.C18 Datos.A20:Datos.A20 Datos.D3:Datos.D18 Datos.I1:Datos.I2 Datos.I3:Datos.I18 Datos.H1:Datos.H2 Datos.H3:Datos.H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23/05/2015</text:date>, <text:time>01:42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V-es http://open-office.es</meta:initial-creator>
    <meta:creation-date>2015-05-22T20:25:52.95</meta:creation-date>
    <dc:date>2015-05-23T01:42:47.18</dc:date>
    <dc:creator>SLV-es http://open-office.es</dc:creator>
    <meta:editing-duration>PT2H21M53S</meta:editing-duration>
    <meta:editing-cycles>6</meta:editing-cycles>
    <meta:generator>OpenOffice/4.1.1$Win32 OpenOffice.org_project/411m6$Build-9775</meta:generator>
    <dc:description>Modelo de gráfico con un diagrama de Gantt realizado en Calc

http://open-office.es</dc:description>
    <meta:keyword>Gantt</meta:keyword>
    <meta:keyword>Diagrama</meta:keyword>
    <meta:keyword>Calc</meta:keyword>
    <dc:subject>Diagrama de Gantt en Calc</dc:subject>
    <dc:title>Diagrama de Gantt en Calc</dc:title>
    <meta:document-statistic meta:table-count="1" meta:cell-count="126" meta:object-count="1"/>
    <meta:user-defined meta:name="URL">http://open-office.e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 svg:stroke-width="0.1cm" svg:stroke-color="#000080" draw:fill="gradient" draw:fill-color="#ffff99" draw:fill-gradient-name="Blue_20_Gradient_20_1"/>
    </style:style>
    <style:style style:name="ch2" style:family="chart">
      <style:graphic-properties svg:stroke-width="0.1cm" svg:stroke-color="#b3b3b3" draw:fill="gradient" draw:fill-color="#ffff99" draw:fill-gradient-name="Gray_20_Gradient_20_2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display-label="true" chart:logarithmic="false" chart:minimum="42019" chart:maximum="42118" chart:origin="0" chart:interval-major="10" chart:gap-width="5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37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7"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 style:data-style-name="N37"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ffffff" draw:fill-gradient-name="Blue_20_Gradient_20_2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1cm" svg:height="14.915cm" xlink:href=".." xlink:type="simple" chart:class="chart:bar" chart:style-name="ch1">
        <chart:legend svg:x="22.099cm" svg:y="1.964cm" style:legend-expansion="custom" chartooo:width="7.376cm" chartooo:height="1.225cm" style:legend-expansion-aspect-ratio="6.02122448979592" chart:style-name="ch2"/>
        <chart:plot-area chart:style-name="ch3" table:cell-range-address="Datos.A3:Datos.D18 Datos.A20:Datos.A20 Datos.H1:Datos.I18" chart:data-source-has-labels="both" svg:x="0.697cm" svg:y="0.496cm" svg:width="29.494cm" svg:height="14.03cm">
          <chartooo:coordinate-region svg:x="3.819cm" svg:y="1.17cm" svg:width="26.372cm" svg:height="13.356cm"/>
          <chart:axis chart:dimension="x" chart:name="primary-x" chart:style-name="ch4" chartooo:axis-type="auto">
            <chartooo:date-scale/>
            <chart:categories table:cell-range-address="Datos.A3:Datos.C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.D3:Datos.D18" chart:label-cell-address="Datos.A20:Datos.A20" chart:class="chart:bar">
            <chart:data-point chart:repeated="16"/>
          </chart:series>
          <chart:series chart:style-name="ch8" chart:values-cell-range-address="Datos.I3:Datos.I18" chart:label-cell-address="Datos.I1:Datos.I2" chart:class="chart:bar">
            <chart:data-point chart:repeated="16"/>
          </chart:series>
          <chart:series chart:style-name="ch9" chart:values-cell-range-address="Datos.H3:Datos.H18" chart:label-cell-address="Datos.H1:Datos.H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os.A20:Datos.A20</svg:desc>
                </draw:g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  <draw:g>
                  <svg:desc>Datos.I1:Datos.I2</svg:desc>
                </draw:g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  <draw:g>
                  <svg:desc>Datos.H1:Da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1 Proceso 1</text:p>
                <text:list>
                  <text:list-item>
                    <text:p/>
                  </text:list-item>
                  <text:list-item>
                    <text:p>Fase 1</text:p>
                  </text:list-item>
                  <text:list-item>
                    <text:p>Proceso 1</text:p>
                  </text:list-item>
                </text:list>
                <draw:g>
                  <svg:desc>Datos.A3:Datos.C18</svg:desc>
                </draw:g>
              </table:table-cell>
              <table:table-cell office:value-type="float" office:value="42019">
                <text:p>42019</text:p>
                <draw:g>
                  <svg:desc>Datos.D3:Datos.D18</svg:desc>
                </draw:g>
              </table:table-cell>
              <table:table-cell office:value-type="float" office:value="12">
                <text:p>12</text:p>
                <draw:g>
                  <svg:desc>Datos.I3:Datos.I18</svg:desc>
                </draw:g>
              </table:table-cell>
              <table:table-cell office:value-type="float" office:value="0">
                <text:p>0</text:p>
                <draw:g>
                  <svg:desc>Datos.H3:Datos.H18</svg:desc>
                </draw:g>
              </table:table-cell>
            </table:table-row>
            <table:table-row>
              <table:table-cell office:value-type="string">
                <text:p>Fase 1 Proceso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032">
                <text:p>4203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Proceso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048">
                <text:p>42048</text:p>
              </table:table-cell>
              <table:table-cell office:value-type="float" office:value="4.8">
                <text:p>4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Fase 1 Proceso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061">
                <text:p>42061</text:p>
              </table:table-cell>
              <table:table-cell office:value-type="float" office:value="1.4">
                <text:p>1.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Fase 2 Proceso 1</text:p>
                <text:list>
                  <text:list-item>
                    <text:p/>
                  </text:list-item>
                  <text:list-item>
                    <text:p>Fase 2</text:p>
                  </text:list-item>
                  <text:list-item>
                    <text:p>Proceso 1</text:p>
                  </text:list-item>
                </text:list>
              </table:table-cell>
              <table:table-cell office:value-type="float" office:value="42056">
                <text:p>42056</text:p>
              </table:table-cell>
              <table:table-cell office:value-type="float" office:value="0.85">
                <text:p>0.85</text:p>
              </table:table-cell>
              <table:table-cell office:value-type="float" office:value="16.15">
                <text:p>16.15</text:p>
              </table:table-cell>
            </table:table-row>
            <table:table-row>
              <table:table-cell office:value-type="string">
                <text:p>Fase 2 Proceso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074">
                <text:p>4207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Fase 2 Proceso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091">
                <text:p>4209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ase 2 Proceso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ase 3 Proceso 1</text:p>
                <text:list>
                  <text:list-item>
                    <text:p/>
                  </text:list-item>
                  <text:list-item>
                    <text:p>Fase 3</text:p>
                  </text:list-item>
                  <text:list-item>
                    <text:p>Proceso 1</text:p>
                  </text:list-item>
                </text:list>
              </table:table-cell>
              <table:table-cell office:value-type="float" office:value="42083">
                <text:p>420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3 Proceso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089">
                <text:p>4208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3 Proceso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094">
                <text:p>4209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3 Proceso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098">
                <text:p>4209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ase 4 Proceso 1</text:p>
                <text:list>
                  <text:list-item>
                    <text:p/>
                  </text:list-item>
                  <text:list-item>
                    <text:p>Fase 4</text:p>
                  </text:list-item>
                  <text:list-item>
                    <text:p>Proceso 1</text:p>
                  </text:list-item>
                </text:list>
              </table:table-cell>
              <table:table-cell office:value-type="float" office:value="42059">
                <text:p>42059</text:p>
              </table:table-cell>
              <table:table-cell office:value-type="float" office:value="1.1">
                <text:p>1.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Fase 4 Proceso 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2</text:p>
                  </text:list-item>
                </text:list>
              </table:table-cell>
              <table:table-cell office:value-type="float" office:value="42078">
                <text:p>4207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ase 4 Proceso 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3</text:p>
                  </text:list-item>
                </text:list>
              </table:table-cell>
              <table:table-cell office:value-type="float" office:value="42086">
                <text:p>4208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ase 4 Proceso 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Proceso 4</text:p>
                  </text:list-item>
                </text:list>
              </table:table-cell>
              <table:table-cell office:value-type="float" office:value="42093">
                <text:p>4209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